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>
        <style:tab-stops>
          <style:tab-stop style:position="1.5311in"/>
        </style:tab-stops>
      </style:paragraph-properties>
    </style:style>
    <style:style style:name="P2" style:family="paragraph" style:parent-style-name="Standard">
      <style:text-properties officeooo:rsid="000e74fc" officeooo:paragraph-rsid="000e74fc"/>
    </style:style>
    <style:style style:name="P3" style:family="paragraph" style:parent-style-name="List_20_Paragraph" style:list-style-name="WWNum3">
      <style:text-properties officeooo:rsid="000e26db" officeooo:paragraph-rsid="000e26db"/>
    </style:style>
    <style:style style:name="P4" style:family="paragraph" style:parent-style-name="List_20_Paragraph" style:list-style-name="WWNum2">
      <style:text-properties officeooo:rsid="000e74fc" officeooo:paragraph-rsid="000e74fc"/>
    </style:style>
    <style:style style:name="T1" style:family="text">
      <style:text-properties officeooo:rsid="00042964"/>
    </style:style>
    <style:style style:name="T2" style:family="text">
      <style:text-properties officeooo:rsid="000a2ee9"/>
    </style:style>
    <style:style style:name="T3" style:family="text">
      <style:text-properties officeooo:rsid="000deee5"/>
    </style:style>
    <style:style style:name="T4" style:family="text">
      <style:text-properties officeooo:rsid="000e26db"/>
    </style:style>
    <style:style style:name="T5" style:family="text">
      <style:text-properties officeooo:rsid="000e74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GoBack"/>Paper <text:span text:style-name="T2">13</text:span>:</text:p>
      <text:p text:style-name="Standard">Which of the following is NOT <text:span text:style-name="T3">True</text:span>?</text:p>
      <text:p text:style-name="Standard">Options</text:p>
      <text:list xml:id="list1909994746980537373" text:style-name="WWNum3">
        <text:list-item>
          <text:p text:style-name="P3">Even though AKM is computationally efficient compared to k-means, performance might be lost due to approximation. </text:p>
        </text:list-item>
        <text:list-item>
          <text:p text:style-name="P3">The computational complexity of querying the index is always linear to the corpus size. </text:p>
        </text:list-item>
        <text:list-item>
          <text:p text:style-name="P3">Re-ranking is achieved by analyzing the top ranked results using spatial constraints. </text:p>
        </text:list-item>
        <text:list-item>
          <text:p text:style-name="P3">This method can deal with images variations like lighting, shadows and partial occlusions without explicitly modeling them. </text:p>
        </text:list-item>
      </text:list>
      <text:p text:style-name="Standard">Answer: </text:p>
      <text:p text:style-name="Standard">Option <text:span text:style-name="T4">b</text:span></text:p>
      <text:p text:style-name="Standard"/>
      <text:p text:style-name="Standard">Paper <text:span text:style-name="T1">14</text:span>:</text:p>
      <text:p text:style-name="P2">Which of the following is NOT True?</text:p>
      <text:p text:style-name="Standard">Options</text:p>
      <text:list xml:id="list7596334497989997929" text:style-name="WWNum2">
        <text:list-item>
          <text:p text:style-name="P4"><text:bookmark-start text:name="__DdeLink__48_1332183188"/>G<text:bookmark-end text:name="__DdeLink__48_1332183188"/>iven two images and 8 accurate corresponding points one cannot approximate the scale of the objects in the image. </text:p>
        </text:list-item>
        <text:list-item>
          <text:p text:style-name="P4">The least eigen value of the Fundamental matrix should be zero. </text:p>
        </text:list-item>
        <text:list-item>
          <text:p text:style-name="P4">The eight point algorithm performs better with normalized coordinates. </text:p>
        </text:list-item>
        <text:list-item>
          <text:p text:style-name="P4">If we are using an iterative algorithm to improve accuracy there is no need to normalize the coordinates. </text:p>
        </text:list-item>
      </text:list>
      <text:p text:style-name="Standard">Answer:</text:p>
      <text:p text:style-name="Standard">Option <text:span text:style-name="T5">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ME</meta:initial-creator>
    <meta:editing-cycles>19</meta:editing-cycles>
    <meta:creation-date>2018-03-13T20:44:00</meta:creation-date>
    <dc:date>2018-05-01T14:49:37.500194094</dc:date>
    <meta:editing-duration>PT4H26M24S</meta:editing-duration>
    <meta:generator>LibreOffice/5.1.6.2$Linux_X86_64 LibreOffice_project/10m0$Build-2</meta:generator>
    <meta:document-statistic meta:table-count="0" meta:image-count="0" meta:object-count="0" meta:page-count="1" meta:paragraph-count="18" meta:word-count="150" meta:character-count="917" meta:non-whitespace-character-count="78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